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4.8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peeding Up Search with Gnugol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David Tah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473cm" svg:x="1.4cm" svg:y="0.854cm" presentation:class="title" presentation:user-transformed="true">
          <draw:text-box>
            <text:p text:style-name="P1">An example of a http GET from google (US)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Example of GET from AU -&gt; US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How can we speed this up?</text:p>
          </draw:text-box>
        </draw:frame>
        <draw:frame presentation:style-name="pr2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Run your own DNS locally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Not too helpful, google expires DNS entries every 160 secon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elps if your client is on lossy wireless,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Move the data closer to the use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4">Google needs a lot more data centers to cover the gl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Send less data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A typical google search returns 25k of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Send less packet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4">Google doesn't GZIP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oogle has alternate interfaces that send less data - <text:a xlink:href="http://www.google.com/ie">www.google.com/ie</text:a> and <text:a xlink:href="http://www.google.com/palm">www.google.com/palm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til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 text:style-name="P1">Time for shorter search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Global think time = 500ms best case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What's the answer?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Don't use HTTP for search!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Query's now have well defined (AND SHORT) HTTP APIs</text:p>
              </text:list-item>
            </text:list>
            <text:list text:style-name="L2">
              <text:list-item>
                <text:p text:style-name="P5">Move the HTTP request to a server located close to google</text:p>
              </text:list-item>
            </text:list>
            <text:list text:style-name="L2">
              <text:list-item>
                <text:p text:style-name="P5">... Or on a reliable edge of your network, with squ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Gnugol Search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AU &lt;-&gt; USA = 196 ms!</text:p>
              </text:list-item>
            </text:list>
            <text:list text:style-name="L2">
              <text:list-item>
                <text:p text:style-name="P5">Local Cache = 8 ms!</text:p>
              </text:list-item>
            </text:list>
            <text:list text:style-name="L2">
              <text:list-item>
                <text:p text:style-name="P5">Local Network = 12 ms!</text:p>
              </text:list-item>
            </text:list>
            <text:list text:style-name="L2">
              <text:list-item>
                <text:p text:style-name="P5">2 Packets vs 35 = 1/10 the data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Ipv6 MTU = 1280 byte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Big enough for 9-10 results + snippets and titles, unlike Ipv4</text:p>
              </text:list-item>
            </text:list>
            <text:list text:style-name="L2">
              <text:list-item>
                <text:p text:style-name="P5">Big enough to be useful.</text:p>
              </text:list-item>
            </text:list>
            <text:list text:style-name="L2">
              <text:list-item>
                <text:p text:style-name="P5">Compression helps a lot</text:p>
              </text:list-item>
            </text:list>
            <text:list text:style-name="L2">
              <text:list-item>
                <text:p text:style-name="P5">Choose to return less results to fit into MTU size eliminates need for MTU path discove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SHA1 Hashe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Highly probable to be unique</text:p>
              </text:list-item>
            </text:list>
            <text:list text:style-name="L2">
              <text:list-item>
                <text:list>
                  <text:list-item>
                    <text:p text:style-name="P4">I mean, highly probable</text:p>
                  </text:list-item>
                </text:list>
              </text:list-item>
            </text:list>
            <text:list text:style-name="L2">
              <text:list-item>
                <text:p text:style-name="P5">Fast to calculate, decode</text:p>
              </text:list-item>
            </text:list>
            <text:list text:style-name="L2">
              <text:list-item>
                <text:p text:style-name="P5">Sm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Prime the rout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Routers have a tendency to forget the Ipv6 path over time</text:p>
              </text:list-item>
            </text:list>
            <text:list text:style-name="L2">
              <text:list-item>
                <text:p text:style-name="P5">First call to the cgi sends an empty request</text:p>
              </text:list-item>
            </text:list>
            <text:list text:style-name="L2">
              <text:list-item>
                <text:p text:style-name="P5">First call to the command line does the same, every X minu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Lazy D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Always send first and second requests to cached server IP</text:p>
              </text:list-item>
            </text:list>
            <text:list text:style-name="L2">
              <text:list-item>
                <text:p text:style-name="P5">Timeout in 2 seconds (default)</text:p>
              </text:list-item>
            </text:list>
            <text:list text:style-name="L2">
              <text:list-item>
                <text:p text:style-name="P5">do a DNS lookup immediately after the 2<text:span text:style-name="T1">nd</text:span> request.</text:p>
              </text:list-item>
            </text:list>
            <text:list text:style-name="L2">
              <text:list-item>
                <text:p text:style-name="P5">Use the 3<text:span text:style-name="T1">rd</text:span> and 4<text:span text:style-name="T1">th</text:span> requests (if a different IP is available) on a new IP, otherwise make a 3<text:span text:style-name="T1">rd</text:span> request and give up if not answered</text:p>
              </text:list-item>
            </text:list>
            <text:list text:style-name="L2">
              <text:list-item>
                <text:p text:style-name="P5">Retain last working addresses(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Lookaside keyword cach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Search string gets a SHA1 has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Local network query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Can we speed even this up?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Preconnect to google on the proxy?</text:p>
              </text:list-item>
            </text:list>
            <text:list text:style-name="L2">
              <text:list-item>
                <text:list>
                  <text:list-item>
                    <text:p text:style-name="P4">Likely to annoy google</text:p>
                  </text:list-item>
                </text:list>
              </text:list-item>
            </text:list>
            <text:list text:style-name="L2">
              <text:list-item>
                <text:p text:style-name="P5">Plugin in the Browser</text:p>
              </text:list-item>
            </text:list>
            <text:list text:style-name="L2">
              <text:list-item>
                <text:list>
                  <text:list-item>
                    <text:p text:style-name="P4">cmd line client takes 5ms to st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0 startup time for a query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articipate in local sear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marter access to results</text:p>
                  </text:list-item>
                </text:list>
              </text:list-item>
            </text:list>
            <text:list text:style-name="L2">
              <text:list-item>
                <text:p text:style-name="P5">Bigger MTU size on local rout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Applicatio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Cell Phones</text:p>
              </text:list-item>
            </text:list>
            <text:list text:style-name="L2">
              <text:list-item>
                <text:p text:style-name="P5">Handhelds</text:p>
              </text:list-item>
            </text:list>
            <text:list text:style-name="L2">
              <text:list-item>
                <text:p text:style-name="P5">OLPC</text:p>
              </text:list-item>
            </text:list>
            <text:list text:style-name="L2">
              <text:list-item>
                <text:p text:style-name="P5">Intelligent Agents</text:p>
              </text:list-item>
            </text:list>
            <text:list text:style-name="L2">
              <text:list-item>
                <text:p text:style-name="P5">Smarter search</text:p>
              </text:list-item>
            </text:list>
            <text:list text:style-name="L2">
              <text:list-item>
                <text:p text:style-name="P5">Better local appl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Limitatio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No personalized search</text:p>
              </text:list-item>
            </text:list>
            <text:list text:style-name="L2">
              <text:list-item>
                <text:list>
                  <text:list-item>
                    <text:p text:style-name="P4">Privacy advocates might like this, actually</text:p>
                  </text:list-item>
                </text:list>
              </text:list-item>
            </text:list>
            <text:list text:style-name="L2">
              <text:list-item>
                <text:p text:style-name="P5">Information leakage to local network(s)</text:p>
              </text:list-item>
            </text:list>
            <text:list text:style-name="L2">
              <text:list-item>
                <text:list>
                  <text:list-item>
                    <text:p text:style-name="P4">if you so ch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Yourspace</text:p>
                  </text:list-item>
                </text:list>
              </text:list-item>
            </text:list>
            <text:list text:style-name="L2">
              <text:list-item>
                <text:p text:style-name="P5">Requires Ipv6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Current state of the cod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completely WI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Questions?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David Taht</meta:initial-creator>
    <meta:creation-date>2008-02-28T20:03:01</meta:creation-date>
    <dc:creator>David Taht</dc:creator>
    <dc:date>2008-02-28T23:07:20</dc:date>
    <meta:editing-cycles>30</meta:editing-cycles>
    <meta:editing-duration>PT3H4M25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